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tyle="normal" fo:font-weight="bold" officeooo:rsid="000f859c" officeooo:paragraph-rsid="000f859c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Courier 10 Pitch" fo:font-style="normal" fo:font-weight="normal" officeooo:rsid="000f859c" officeooo:paragraph-rsid="000f859c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ourier 10 Pitch" officeooo:rsid="000cc091" officeooo:paragraph-rsid="000cc091"/>
    </style:style>
    <style:style style:name="P4" style:family="paragraph" style:parent-style-name="Standard">
      <style:text-properties style:font-name="Courier 10 Pitch" fo:font-weight="bold" officeooo:rsid="000cc091" officeooo:paragraph-rsid="000cc091" style:font-weight-asian="bold" style:font-weight-complex="bold"/>
    </style:style>
    <style:style style:name="P5" style:family="paragraph" style:parent-style-name="Standard">
      <style:text-properties style:font-name="Courier 10 Pitch" fo:font-weight="normal" officeooo:rsid="000cc091" officeooo:paragraph-rsid="000cc091" style:font-weight-asian="normal" style:font-weight-complex="normal"/>
    </style:style>
    <style:style style:name="P6" style:family="paragraph" style:parent-style-name="Standard">
      <style:text-properties style:font-name="Courier 10 Pitch" officeooo:rsid="000f859c" officeooo:paragraph-rsid="000f859c"/>
    </style:style>
    <style:style style:name="P7" style:family="paragraph" style:parent-style-name="Standard">
      <style:text-properties style:font-name="Liberation Serif" officeooo:rsid="000f859c" officeooo:paragraph-rsid="000f859c"/>
    </style:style>
    <style:style style:name="P8" style:family="paragraph" style:parent-style-name="Standard">
      <style:text-properties style:font-name="Liberation Serif" officeooo:rsid="00106c5c" officeooo:paragraph-rsid="00106c5c"/>
    </style:style>
    <style:style style:name="P9" style:family="paragraph" style:parent-style-name="Standard">
      <style:text-properties style:font-name="Liberation Serif" fo:font-weight="bold" officeooo:rsid="000cc091" officeooo:paragraph-rsid="000cc091" style:font-weight-asian="bold" style:font-weight-complex="bold"/>
    </style:style>
    <style:style style:name="P10" style:family="paragraph" style:parent-style-name="Standard">
      <style:text-properties style:font-name="Liberation Serif" officeooo:rsid="00070608" officeooo:paragraph-rsid="00070608"/>
    </style:style>
    <style:style style:name="P11" style:family="paragraph" style:parent-style-name="Standard">
      <style:text-properties style:font-name="Liberation Serif" fo:font-style="normal" fo:font-weight="bold" officeooo:rsid="000f859c" officeooo:paragraph-rsid="000f859c" style:font-style-asian="normal" style:font-weight-asian="bold" style:font-style-complex="normal" style:font-weight-complex="bold"/>
    </style:style>
    <style:style style:name="P12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13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widows="1"/>
      <style:text-properties fo:font-variant="normal" fo:text-transform="none" fo:color="#000000" fo:letter-spacing="normal" officeooo:paragraph-rsid="0011a4a2"/>
    </style:style>
    <style:style style:name="P15" style:family="paragraph" style:parent-style-name="Preformatted_20_Text">
      <style:text-properties fo:font-variant="normal" fo:text-transform="none" fo:color="#000000" style:font-name="Courier 10 Pitch" fo:letter-spacing="normal" fo:font-style="normal" fo:font-weight="normal" officeooo:rsid="000f859c" officeooo:paragraph-rsid="000f859c"/>
    </style:style>
    <style:style style:name="P16" style:family="paragraph" style:parent-style-name="Preformatted_20_Text">
      <style:paragraph-properties fo:widows="1"/>
      <style:text-properties fo:font-variant="normal" fo:text-transform="none" fo:color="#696969" fo:letter-spacing="normal" fo:font-style="normal" fo:font-weight="normal"/>
    </style:style>
    <style:style style:name="P17" style:family="paragraph" style:parent-style-name="Preformatted_20_Text">
      <style:paragraph-properties fo:widows="1"/>
    </style:style>
    <style:style style:name="P18" style:family="paragraph" style:parent-style-name="Preformatted_20_Text">
      <style:paragraph-properties fo:margin-top="0in" fo:margin-bottom="0.1965in" style:contextual-spacing="false" fo:widows="1"/>
      <style:text-properties fo:font-variant="normal" fo:text-transform="none" fo:color="#80008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e79e"/>
    </style:style>
    <style:style style:name="T4" style:family="text">
      <style:text-properties officeooo:rsid="00106c5c"/>
    </style:style>
    <style:style style:name="T5" style:family="text">
      <style:text-properties fo:color="#004a43"/>
    </style:style>
    <style:style style:name="T6" style:family="text">
      <style:text-properties fo:color="#004a43" officeooo:rsid="0014b53b"/>
    </style:style>
    <style:style style:name="T7" style:family="text">
      <style:text-properties fo:color="#800000"/>
    </style:style>
    <style:style style:name="T8" style:family="text">
      <style:text-properties fo:color="#800000" fo:font-weight="bold"/>
    </style:style>
    <style:style style:name="T9" style:family="text">
      <style:text-properties fo:color="#800000" fo:font-style="normal" fo:font-weight="bold"/>
    </style:style>
    <style:style style:name="T10" style:family="text">
      <style:text-properties fo:color="#800000" fo:font-style="normal" fo:font-weight="normal"/>
    </style:style>
    <style:style style:name="T11" style:family="text">
      <style:text-properties fo:color="#40015a"/>
    </style:style>
    <style:style style:name="T12" style:family="text">
      <style:text-properties fo:color="#666616"/>
    </style:style>
    <style:style style:name="T13" style:family="text">
      <style:text-properties fo:color="#800080"/>
    </style:style>
    <style:style style:name="T14" style:family="text">
      <style:text-properties fo:color="#800080" fo:font-style="normal" fo:font-weight="normal"/>
    </style:style>
    <style:style style:name="T15" style:family="text">
      <style:text-properties fo:color="#400000"/>
    </style:style>
    <style:style style:name="T16" style:family="text">
      <style:text-properties fo:color="#808030"/>
    </style:style>
    <style:style style:name="T17" style:family="text">
      <style:text-properties fo:color="#808030" fo:font-style="normal" fo:font-weight="normal"/>
    </style:style>
    <style:style style:name="T18" style:family="text">
      <style:text-properties fo:color="#603000" fo:font-style="normal" fo:font-weight="normal"/>
    </style:style>
    <style:style style:name="T19" style:family="text">
      <style:text-properties fo:color="#7d0045" fo:font-style="normal" fo:font-weight="normal"/>
    </style:style>
    <style:style style:name="T20" style:family="text">
      <style:text-properties fo:color="#008c00" fo:font-style="normal" fo:font-weight="normal"/>
    </style:style>
    <style:style style:name="T21" style:family="text">
      <style:text-properties fo:color="#0000e6" fo:font-style="normal" fo:font-weight="normal"/>
    </style:style>
    <style:style style:name="T22" style:family="text">
      <style:text-properties fo:color="#0f69ff" fo:font-style="normal" fo:font-weight="normal"/>
    </style:style>
    <style:style style:name="T23" style:family="text">
      <style:text-properties fo:color="#696969" fo:font-style="normal" fo:font-weight="normal"/>
    </style:style>
    <style:style style:name="T24" style:family="text">
      <style:text-properties fo:color="#008000" fo:font-style="normal" fo:font-weight="normal"/>
    </style:style>
    <style:style style:name="T25" style:family="text">
      <style:text-properties fo:font-variant="normal" fo:text-transform="none" fo:color="#800000" fo:letter-spacing="normal" fo:font-style="normal" fo:font-weight="bold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400000" fo:letter-spacing="normal" fo:font-style="normal" fo:font-weight="normal"/>
    </style:style>
    <style:style style:name="T28" style:family="text">
      <style:text-properties fo:font-variant="normal" fo:text-transform="none" fo:color="#808030" fo:letter-spacing="normal" fo:font-style="normal" fo:font-weight="normal"/>
    </style:style>
    <style:style style:name="T29" style:family="text">
      <style:text-properties fo:font-variant="normal" fo:text-transform="none" fo:color="#800080" fo:letter-spacing="normal" fo:font-style="normal" fo:font-weight="normal"/>
    </style:style>
    <style:style style:name="T30" style:family="text">
      <style:text-properties fo:font-variant="normal" fo:text-transform="none" fo:color="#696969" fo:letter-spacing="normal" fo:font-style="normal" fo:font-weight="normal"/>
    </style:style>
    <style:style style:name="T31" style:family="text">
      <style:text-properties officeooo:rsid="0013227b"/>
    </style:style>
    <style:style style:name="T32" style:family="text">
      <style:text-properties officeooo:rsid="0013e3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cob Bohac</text:p>
      <text:p text:style-name="P10">ELEC 465</text:p>
      <text:p text:style-name="P10">Homework #<text:span text:style-name="T3">2</text:span></text:p>
      <text:p text:style-name="P10"/>
      <text:p text:style-name="P11">Program Output</text:p>
      <text:p text:style-name="P1"/>
      <text:p text:style-name="P2">Part (a) - Random 4 letter words</text:p>
      <text:p text:style-name="P2"></text:p>
      <text:p text:style-name="P2">cvln qfkf fkvf qocp ymsz szzv aiti bcid zurr bdwg </text:p>
      <text:p text:style-name="P2">pumf iqug cmiu mhso rlws phwr bpie shlh bzol rjst </text:p>
      <text:p text:style-name="P2">xcpl jhca uavk hrbk ilpa scjv dxhu ibpi devo oxoi </text:p>
      <text:p text:style-name="P2">ylsh cvsk jjmd nvzq vimd jbno fjct gseg eyoi wivf </text:p>
      <text:p text:style-name="P2">rhig fjwa rifc jtqq eumk nstt qjbm rwrk gcql lonf </text:p>
      <text:p text:style-name="P2">yuhj pyzt sngh fzaw iekb aclg gdtr tiwr dgas gbmy </text:p>
      <text:p text:style-name="P2">puiw tkud ofer jrzp utin dhgg ngbt hpty jdvc opfe </text:p>
      <text:p text:style-name="P2">ulvf cvuy qfnt otcb zdwg urhd xchl tmrq znvb ksbc </text:p>
      <text:p text:style-name="P2">xovn hzqi emqy fxbc zipt whjv wgyg yzix pfkw faej </text:p>
      <text:p text:style-name="P2">ovku slyu wops vaqr gozh qhef oret rkfg hrca cawy </text:p>
      <text:p text:style-name="P2"></text:p>
      <text:p text:style-name="P2"></text:p>
      <text:p text:style-name="P2">Part (b) - 4 letter words from probability model</text:p>
      <text:p text:style-name="P2"></text:p>
      <text:p text:style-name="P2">tdhp ppml ottk oliu nata hsri uahm mwgk coct ipia </text:p>
      <text:p text:style-name="P2">nele rtdh uaie tcor eahs woeb hiwr bgso mgwg ebob </text:p>
      <text:p text:style-name="P2">daha eatl aeey tlae uaya isov coeh rulu atze ttpu </text:p>
      <text:p text:style-name="P2">aytu lyci acii vbha rnkl mvkm skso elng lkex kiil </text:p>
      <text:p text:style-name="P2">msul ueno tadi yoyr arkh eapr lwqu ibiu ufis nalk </text:p>
      <text:p text:style-name="P2">aota etsg oepv eipp hjor maok haev bpid ifdo dyyt </text:p>
      <text:p text:style-name="P2">eorl alek utdl utue wdea toee uiua iuvo npbp efdc </text:p>
      <text:p text:style-name="P2">dhna elgc omem djsa trde obte tyxa fcdk lslo fttx </text:p>
      <text:p text:style-name="P2">ialn lhog btnr yjas iatp cadn tpfd nccy eonp aeac </text:p>
      <text:p text:style-name="P2">bnua avuk vsca tgpp aatn dani pdar ibtl ornp pldo </text:p>
      <text:p text:style-name="P2"></text:p>
      <text:p text:style-name="P2"></text:p>
      <text:p text:style-name="P2">Part (c) - single letter context</text:p>
      <text:p text:style-name="P2"></text:p>
      <text:p text:style-name="P2">gerb <text:span text:style-name="T2">onto</text:span> loki <text:span text:style-name="T2">stan</text:span> adel dayt unki boli ador llfa </text:p>
      <text:p text:style-name="P2">enka looo rtzz yvit <text:span text:style-name="T2">memo</text:span> <text:span text:style-name="T2">dude</text:span> uryn eell adoo rean </text:p>
      <text:p text:style-name="P2">cama aiar ools ilal <text:span text:style-name="T2">care</text:span> idyl enux tana buda <text:span text:style-name="T2">bass</text:span> </text:p>
      <text:p text:style-name="P2">oana <text:span text:style-name="T2">kill</text:span> oaba dyli neim humi rllt reng idgr pril </text:p>
      <text:p text:style-name="P2">thea lona aung ryum <text:span text:style-name="T2">nile</text:span> ussh zeco arau ckun ckig </text:p>
      <text:p text:style-name="P2">ecoz dono draf otho <text:span text:style-name="T2">area</text:span> ekul stax erck <text:span text:style-name="T2">tuna</text:span> myro </text:p>
      <text:p text:style-name="P2">rtth <text:span text:style-name="T2">peas</text:span> umpe tsor popu <text:span text:style-name="T2">hone</text:span> <text:span text:style-name="T2">pale</text:span> yayr yser bela </text:p>
      <text:p text:style-name="P2"><text:span text:style-name="T2">redo</text:span> duit <text:span text:style-name="T2">lust</text:span> rean <text:span text:style-name="T2">here</text:span> <text:span text:style-name="T2">mock</text:span> ledo <text:span text:style-name="T2">mope</text:span> aute <text:span text:style-name="T2">peak</text:span> </text:p>
      <text:p text:style-name="P2">czet geep pabe <text:span text:style-name="T2">rash</text:span> ixyu <text:span text:style-name="T2">oner</text:span> iead <text:span text:style-name="T2">idem</text:span> ckel rofl </text:p>
      <text:p text:style-name="P2">serk empo <text:span text:style-name="T2">lope</text:span> etyo ayon <text:span text:style-name="T2">babe</text:span> <text:span text:style-name="T2">lire</text:span> eura anke anan </text:p>
      <text:p text:style-name="P2"></text:p>
      <text:p text:style-name="P2"><text:soft-page-break/>Part (d) - two-letter context</text:p>
      <text:p text:style-name="P2"></text:p>
      <text:p text:style-name="P2">dosh <text:span text:style-name="T2">move</text:span> orbo aage <text:span text:style-name="T2">ripe</text:span> <text:span text:style-name="T2">dunk</text:span> <text:span text:style-name="T2">last</text:span> bbes ungl waga </text:p>
      <text:p text:style-name="P2">atea arsa leon alse atec vail irye adea undy essd </text:p>
      <text:p text:style-name="P2"><text:span text:style-name="T2">balk</text:span> ully ormy ucho ankt <text:span text:style-name="T2">ramp</text:span> arpa <text:span text:style-name="T2">hope</text:span> <text:span text:style-name="T2">balk</text:span> lage </text:p>
      <text:p text:style-name="P2">oulp xyiu eete <text:span text:style-name="T2">cyst</text:span> inka rame <text:span text:style-name="T2">limp</text:span> <text:span text:style-name="T2">alto</text:span> eros <text:span text:style-name="T2">envy</text:span> </text:p>
      <text:p text:style-name="P2">nkml yogy otto ange <text:span text:style-name="T2">lode</text:span> <text:span text:style-name="T2">axes</text:span> eont <text:span text:style-name="T2">eden</text:span> <text:span text:style-name="T2">cyst</text:span> <text:span text:style-name="T2">bolt</text:span> </text:p>
      <text:p text:style-name="P2"><text:span text:style-name="T2">real</text:span> <text:span text:style-name="T2">rime</text:span> <text:span text:style-name="T2">from</text:span> roax kitt tema eept balt heah urkm </text:p>
      <text:p text:style-name="P2">diew neff <text:span text:style-name="T2">adam</text:span> odeu suct <text:span text:style-name="T2">exam</text:span> <text:span text:style-name="T2">chit</text:span> rpaw hown alea </text:p>
      <text:p text:style-name="P2">illa iate waya zeub lial eldy eape hont aste <text:span text:style-name="T2">rope</text:span> </text:p>
      <text:p text:style-name="P2">rmyt rrev milo <text:span text:style-name="T2">boss</text:span> teld whup <text:span text:style-name="T2">tong</text:span> jeam avet dest </text:p>
      <text:p text:style-name="P2">wehr uhnl <text:span text:style-name="T2">cyst</text:span> vamo oyaw bita oule rtyp gaor basp </text:p>
      <text:p text:style-name="P3"/>
      <text:p text:style-name="P7">In part <text:span text:style-name="T31">(</text:span>a<text:span text:style-name="T31">)</text:span> the letters were randomly selected, and did not produce an<text:span text:style-name="T31">y</text:span> words that make sense. Part <text:span text:style-name="T31">(</text:span>b<text:span text:style-name="T31">)</text:span> used a probability model to select <text:span text:style-name="T31">the </text:span>letters, and while it also did not produce any sensible words, it had a higher vowel to consonant ratio that gave <text:span text:style-name="T31">some pronouncable </text:span>4 letter strings. Part <text:span text:style-name="T31">(</text:span>c<text:span text:style-name="T31">)</text:span> used a one letter context probability model which fared much better that the previous methods, producing <text:span text:style-name="T4">25 recognizable words. Part d improved on that by using a 2 letter context, and produced 27 words.</text:span></text:p>
      <text:p text:style-name="P7"/>
      <text:p text:style-name="P8">It is apparent that keeping additional context improves the efficiency of the probability <text:span text:style-name="T32">model</text:span>, but we also see that the amount of resources required for the straight forward implementation grows exponentially, which makes it unreasonable for large alphabets, or large contexts.</text:p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Appendix: <text:span text:style-name="T3">Word generator program</text:span></text:p>
      <text:p text:style-name="P5"/>
      <text:p text:style-name="P15"><text:span text:style-name="T6">#</text:span><text:span text:style-name="T5">include </text:span><text:span text:style-name="T7">&lt;</text:span><text:span text:style-name="T11">iostream</text:span><text:span text:style-name="T7">&gt;</text:span></text:p>
      <text:p text:style-name="P12"><text:span text:style-name="T5">#include </text:span><text:span text:style-name="T7">&lt;</text:span><text:span text:style-name="T11">iomanip</text:span><text:span text:style-name="T7">&gt;</text:span></text:p>
      <text:p text:style-name="P12"><text:span text:style-name="T5">#include </text:span><text:span text:style-name="T7">&lt;</text:span><text:span text:style-name="T11">stdio.h</text:span><text:span text:style-name="T7">&gt;</text:span></text:p>
      <text:p text:style-name="P12"><text:span text:style-name="T5">#include </text:span><text:span text:style-name="T7">&lt;</text:span><text:span text:style-name="T11">stdlib.h</text:span><text:span text:style-name="T7">&gt;</text:span></text:p>
      <text:p text:style-name="P12"><text:span text:style-name="T5">#include </text:span><text:span text:style-name="T7">&lt;</text:span><text:span text:style-name="T11">string</text:span><text:span text:style-name="T7">&gt;</text:span></text:p>
      <text:p text:style-name="P12"><text:span text:style-name="T5">#include </text:span><text:span text:style-name="T7">&lt;</text:span><text:span text:style-name="T11">time.h</text:span><text:span text:style-name="T7">&gt;</text:span></text:p>
      <text:p text:style-name="P12"><text:span text:style-name="T5">#include </text:span><text:span text:style-name="T7">&lt;</text:span><text:span text:style-name="T11">fstream</text:span><text:span text:style-name="T7">&gt;</text:span></text:p>
      <text:p text:style-name="P17"/>
      <text:p text:style-name="P12"><text:span text:style-name="T8">using</text:span> <text:span text:style-name="T8">namespace</text:span> <text:span text:style-name="T12">std</text:span><text:span text:style-name="T13">;</text:span></text:p>
      <text:p text:style-name="P17"/>
      <text:p text:style-name="P17"><text:span text:style-name="T25">int</text:span><text:span text:style-name="T26"> </text:span><text:span text:style-name="T27">main</text:span><text:span text:style-name="T28">()</text:span><text:span text:style-name="T29">{</text:span></text:p>
      <text:p text:style-name="P13"><text:s text:c="8"/><text:span text:style-name="T9">int</text:span><text:span text:style-name="T1"> i</text:span><text:span text:style-name="T17">,</text:span><text:span text:style-name="T1">j</text:span><text:span text:style-name="T17">,</text:span><text:span text:style-name="T1">k</text:span><text:span text:style-name="T14">;</text:span></text:p>
      <text:p text:style-name="P13"><text:s text:c="8"/><text:span text:style-name="T18">string</text:span><text:span text:style-name="T1"> str</text:span><text:span text:style-name="T14">;</text:span></text:p>
      <text:p text:style-name="P13"><text:s text:c="8"/><text:span text:style-name="T18">srand</text:span><text:span text:style-name="T1"> </text:span><text:span text:style-name="T17">(</text:span><text:span text:style-name="T18">time</text:span><text:span text:style-name="T17">(</text:span><text:span text:style-name="T19">NULL</text:span><text:span text:style-name="T17">))</text:span><text:span text:style-name="T14">;</text:span></text:p>
      <text:p text:style-name="P13"><text:s text:c="8"/><text:span text:style-name="T18">string</text:span><text:span text:style-name="T1"> line</text:span><text:span text:style-name="T14">;</text:span></text:p>
      <text:p text:style-name="P13"><text:s text:c="8"/><text:span text:style-name="T9">int</text:span><text:span text:style-name="T1"> weights</text:span><text:span text:style-name="T17">[</text:span><text:span text:style-name="T20">26</text:span><text:span text:style-name="T17">]</text:span><text:span text:style-name="T14">;</text:span></text:p>
      <text:p text:style-name="P13"><text:s text:c="8"/><text:span text:style-name="T9">double</text:span><text:span text:style-name="T1"> probs</text:span><text:span text:style-name="T17">[</text:span><text:span text:style-name="T20">26</text:span><text:span text:style-name="T17">]</text:span><text:span text:style-name="T14">;</text:span></text:p>
      <text:p text:style-name="P13"><text:s text:c="8"/><text:span text:style-name="T9">int</text:span><text:span text:style-name="T1"> total </text:span><text:span text:style-name="T17">=</text:span><text:span text:style-name="T1"> </text:span><text:span text:style-name="T20">0</text:span><text:span text:style-name="T14">;</text:span></text:p>
      <text:p text:style-name="P13"><text:s text:c="8"/><text:span text:style-name="T18">ifstream</text:span><text:span text:style-name="T1"> file</text:span><text:span text:style-name="T17">(</text:span><text:span text:style-name="T10">"</text:span><text:span text:style-name="T21">4letters.word</text:span><text:span text:style-name="T10">"</text:span><text:span text:style-name="T17">)</text:span><text:span text:style-name="T14">;</text:span></text:p>
      <text:p text:style-name="P13"><text:s text:c="8"/><text:span text:style-name="T9">int</text:span><text:span text:style-name="T1"> singleContextWeights</text:span><text:span text:style-name="T17">[</text:span><text:span text:style-name="T20">26</text:span><text:span text:style-name="T17">][</text:span><text:span text:style-name="T20">26</text:span><text:span text:style-name="T17">]</text:span><text:span text:style-name="T14">;</text:span></text:p>
      <text:p text:style-name="P13"><text:s text:c="8"/><text:span text:style-name="T9">int</text:span><text:span text:style-name="T1"> doubleContextWeights</text:span><text:span text:style-name="T17">[</text:span><text:span text:style-name="T20">26</text:span><text:span text:style-name="T17">][</text:span><text:span text:style-name="T20">26</text:span><text:span text:style-name="T17">][</text:span><text:span text:style-name="T20">26</text:span><text:span text:style-name="T17">]</text:span><text:span text:style-name="T14">;</text:span></text:p>
      <text:p text:style-name="P17"/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26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1">singleContextWeights</text:span><text:span text:style-name="T17">[</text:span><text:span text:style-name="T1">i</text:span><text:span text:style-name="T17">][</text:span><text:span text:style-name="T1">j</text:span><text:span text:style-name="T17">]</text:span><text:span text:style-name="T1"> </text:span><text:span text:style-name="T17">=</text:span><text:span text:style-name="T1"> </text:span><text:span text:style-name="T20">0</text:span><text:span text:style-name="T14">;</text:span></text:p>
      <text:p text:style-name="P13"><text:s text:c="16"/><text:span text:style-name="T14">}</text:span></text:p>
      <text:p text:style-name="P13"><text:s text:c="8"/><text:span text:style-name="T14">}</text:span></text:p>
      <text:p text:style-name="P13"><text:s text:c="8"/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26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9">for</text:span><text:span text:style-name="T17">(</text:span><text:span text:style-name="T1">k</text:span><text:span text:style-name="T17">=</text:span><text:span text:style-name="T20">0</text:span><text:span text:style-name="T14">;</text:span><text:span text:style-name="T1"> k</text:span><text:span text:style-name="T17">&lt;</text:span><text:span text:style-name="T20">26</text:span><text:span text:style-name="T14">;</text:span><text:span text:style-name="T1"> k</text:span><text:span text:style-name="T17">++)</text:span><text:span text:style-name="T14">{</text:span></text:p>
      <text:p text:style-name="P13"><text:s text:c="32"/><text:span text:style-name="T1">doubleContextWeights</text:span><text:span text:style-name="T17">[</text:span><text:span text:style-name="T1">i</text:span><text:span text:style-name="T17">][</text:span><text:span text:style-name="T1">j</text:span><text:span text:style-name="T17">][</text:span><text:span text:style-name="T1">k</text:span><text:span text:style-name="T17">]</text:span><text:span text:style-name="T1"> </text:span><text:span text:style-name="T17">=</text:span><text:span text:style-name="T1"> </text:span><text:span text:style-name="T20">0</text:span><text:span text:style-name="T14">;</text:span></text:p>
      <text:p text:style-name="P13"><text:s text:c="24"/><text:span text:style-name="T14">}</text:span></text:p>
      <text:p text:style-name="P13"><text:s text:c="16"/><text:span text:style-name="T14">}</text:span></text:p>
      <text:p text:style-name="P13"><text:s text:c="8"/><text:span text:style-name="T14">}</text:span></text:p>
      <text:p text:style-name="P17"/>
      <text:p text:style-name="P17"><text:span text:style-name="T30">//--------------------------- PART A------------------------------//</text:span></text:p>
      <text:p text:style-name="P13"><text:s text:c="8"/><text:span text:style-name="T18">cout</text:span><text:span text:style-name="T1"> </text:span><text:span text:style-name="T17">&lt;&lt;</text:span><text:span text:style-name="T1"> </text:span><text:span text:style-name="T10">"</text:span><text:span text:style-name="T22">\n</text:span><text:span text:style-name="T21">Part (a) - Random 4 letter words</text:span><text:span text:style-name="T22">\n</text:span><text:span text:style-name="T10">"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1</text:span><text:span text:style-name="T14">;</text:span><text:span text:style-name="T1"> i</text:span><text:span text:style-name="T17">&lt;=</text:span><text:span text:style-name="T20">100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str </text:span><text:span text:style-name="T17">=</text:span><text:span text:style-name="T1"> </text:span><text:span text:style-name="T10">""</text:span><text:span text:style-name="T14">;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4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1">str </text:span><text:span text:style-name="T17">+=</text:span><text:span text:style-name="T1"> </text:span><text:span text:style-name="T18">rand</text:span><text:span text:style-name="T17">()</text:span><text:span text:style-name="T1"> </text:span><text:span text:style-name="T17">%</text:span><text:span text:style-name="T1"> </text:span><text:span text:style-name="T20">26</text:span><text:span text:style-name="T1"> </text:span><text:span text:style-name="T17">+</text:span><text:span text:style-name="T1"> </text:span><text:span text:style-name="T20">97</text:span><text:span text:style-name="T14">;</text:span></text:p>
      <text:p text:style-name="P13"><text:s text:c="16"/><text:span text:style-name="T14">}</text:span></text:p>
      <text:p text:style-name="P13"><text:s text:c="16"/><text:span text:style-name="T18">cout</text:span><text:span text:style-name="T1"> </text:span><text:span text:style-name="T17">&lt;&lt;</text:span><text:span text:style-name="T1"> str </text:span><text:span text:style-name="T17">&lt;&lt;</text:span><text:span text:style-name="T1"> </text:span><text:span text:style-name="T10">"</text:span><text:span text:style-name="T21"> </text:span><text:span text:style-name="T10">"</text:span><text:span text:style-name="T14">;</text:span></text:p>
      <text:p text:style-name="P13"><text:s text:c="16"/><text:span text:style-name="T9">if</text:span><text:span text:style-name="T17">(!(</text:span><text:span text:style-name="T1">i</text:span><text:span text:style-name="T17">%</text:span><text:span text:style-name="T20">10</text:span><text:span text:style-name="T17">))</text:span><text:span text:style-name="T1"> </text:span><text:span text:style-name="T18">cout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text:span text:style-name="T14">}</text:span></text:p>
      <text:p text:style-name="P17"/>
      <text:p text:style-name="P17"><text:span text:style-name="T30">//--------------------------- PART B ------------------------------//</text:span></text:p>
      <text:p text:style-name="P13"><text:s text:c="8"/><text:span text:style-name="T18">cout</text:span><text:span text:style-name="T1"> </text:span><text:span text:style-name="T17">&lt;&lt;</text:span><text:span text:style-name="T1"> </text:span><text:span text:style-name="T10">"</text:span><text:span text:style-name="T22">\n\n</text:span><text:span text:style-name="T21">Part (b) - 4 letter words from probability model</text:span><text:span text:style-name="T22">\n</text:span><text:span text:style-name="T10">"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7"/>
      <text:p text:style-name="P13"><text:s text:c="8"/><text:span text:style-name="T23">// obtain probability model for the alphabet</text:span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probs</text:span><text:span text:style-name="T17">[</text:span><text:span text:style-name="T1">i</text:span><text:span text:style-name="T17">]</text:span><text:span text:style-name="T1"> </text:span><text:span text:style-name="T17">=</text:span><text:span text:style-name="T1"> </text:span><text:span text:style-name="T24">0.0</text:span><text:span text:style-name="T14">;</text:span></text:p>
      <text:p text:style-name="P13"><text:s text:c="16"/><text:span text:style-name="T1">weights</text:span><text:span text:style-name="T17">[</text:span><text:span text:style-name="T1">i</text:span><text:span text:style-name="T17">]</text:span><text:span text:style-name="T1"> </text:span><text:span text:style-name="T17">=</text:span><text:span text:style-name="T1"> </text:span><text:span text:style-name="T20">0</text:span><text:span text:style-name="T14">;</text:span></text:p>
      <text:p text:style-name="P13"><text:s text:c="8"/><text:span text:style-name="T14">}</text:span></text:p>
      <text:p text:style-name="P17"/>
      <text:p text:style-name="P17"><text:soft-page-break/></text:p>
      <text:p text:style-name="P13"><text:s text:c="8"/><text:span text:style-name="T23">// open file and populate 0,1,2 context probabilities</text:span></text:p>
      <text:p text:style-name="P13"><text:s text:c="8"/><text:span text:style-name="T9">if</text:span><text:span text:style-name="T17">(</text:span><text:span text:style-name="T1">file</text:span><text:span text:style-name="T17">.</text:span><text:span text:style-name="T1">is_open</text:span><text:span text:style-name="T17">())</text:span><text:span text:style-name="T14">{</text:span></text:p>
      <text:p text:style-name="P13"><text:s text:c="16"/><text:span text:style-name="T9">while</text:span><text:span text:style-name="T17">(</text:span><text:span text:style-name="T1">getline </text:span><text:span text:style-name="T17">(</text:span><text:span text:style-name="T1">file</text:span><text:span text:style-name="T17">,</text:span><text:span text:style-name="T1"> line</text:span><text:span text:style-name="T17">)</text:span><text:span text:style-name="T1"> </text:span><text:span text:style-name="T17">)</text:span><text:span text:style-name="T14">{</text:span></text:p>
      <text:p text:style-name="P13"><text:s text:c="24"/><text:span text:style-name="T23">// send string to lower</text:span></text:p>
      <text:p text:style-name="P13"><text:s text:c="24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4</text:span><text:span text:style-name="T14">;</text:span><text:span text:style-name="T1"> i</text:span><text:span text:style-name="T17">++)</text:span><text:span text:style-name="T14">{</text:span></text:p>
      <text:p text:style-name="P13"><text:s text:c="32"/><text:span text:style-name="T9">if</text:span><text:span text:style-name="T17">(</text:span><text:span text:style-name="T1">line</text:span><text:span text:style-name="T17">.</text:span><text:span text:style-name="T1">at</text:span><text:span text:style-name="T17">(</text:span><text:span text:style-name="T1">i</text:span><text:span text:style-name="T17">)</text:span><text:span text:style-name="T1"> </text:span><text:span text:style-name="T17">&gt;=</text:span><text:span text:style-name="T1"> </text:span><text:span text:style-name="T20">65</text:span><text:span text:style-name="T1"> </text:span><text:span text:style-name="T17">&amp;&amp;</text:span><text:span text:style-name="T1"> line</text:span><text:span text:style-name="T17">.</text:span><text:span text:style-name="T1">at</text:span><text:span text:style-name="T17">(</text:span><text:span text:style-name="T1">i</text:span><text:span text:style-name="T17">)</text:span><text:span text:style-name="T1"> </text:span><text:span text:style-name="T17">&lt;=</text:span><text:span text:style-name="T1"> </text:span><text:span text:style-name="T20">90</text:span><text:span text:style-name="T17">)</text:span><text:span text:style-name="T14">{</text:span></text:p>
      <text:p text:style-name="P13"><text:s text:c="40"/><text:span text:style-name="T1">line</text:span><text:span text:style-name="T17">.</text:span><text:span text:style-name="T1">at</text:span><text:span text:style-name="T17">(</text:span><text:span text:style-name="T1">i</text:span><text:span text:style-name="T17">)</text:span><text:span text:style-name="T1"> </text:span><text:span text:style-name="T17">=</text:span><text:span text:style-name="T1"> line</text:span><text:span text:style-name="T17">.</text:span><text:span text:style-name="T1">at</text:span><text:span text:style-name="T17">(</text:span><text:span text:style-name="T1">i</text:span><text:span text:style-name="T17">)</text:span><text:span text:style-name="T1"> </text:span><text:span text:style-name="T17">+</text:span><text:span text:style-name="T1"> </text:span><text:span text:style-name="T20">32</text:span><text:span text:style-name="T14">;</text:span></text:p>
      <text:p text:style-name="P13"><text:s text:c="32"/><text:span text:style-name="T14">}</text:span></text:p>
      <text:p text:style-name="P13"><text:s text:c="24"/><text:span text:style-name="T14">}</text:span></text:p>
      <text:p text:style-name="P13"><text:s text:c="24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4</text:span><text:span text:style-name="T14">;</text:span><text:span text:style-name="T1"> i</text:span><text:span text:style-name="T17">++)</text:span><text:span text:style-name="T14">{</text:span></text:p>
      <text:p text:style-name="P13"><text:s text:c="32"/><text:span text:style-name="T9">char</text:span><text:span text:style-name="T1"> c </text:span><text:span text:style-name="T17">=</text:span><text:span text:style-name="T1"> line</text:span><text:span text:style-name="T17">.</text:span><text:span text:style-name="T1">at</text:span><text:span text:style-name="T17">(</text:span><text:span text:style-name="T1">i</text:span><text:span text:style-name="T17">)</text:span><text:span text:style-name="T14">;</text:span><text:span text:style-name="T1"> <text:s text:c="19"/></text:span></text:p>
      <text:p text:style-name="P13"><text:s text:c="32"/><text:span text:style-name="T9">if</text:span><text:span text:style-name="T17">(</text:span><text:span text:style-name="T1">c </text:span><text:span text:style-name="T17">&gt;=</text:span><text:span text:style-name="T1"> </text:span><text:span text:style-name="T20">97</text:span><text:span text:style-name="T1"> </text:span><text:span text:style-name="T17">&amp;&amp;</text:span><text:span text:style-name="T1"> c </text:span><text:span text:style-name="T17">&lt;=</text:span><text:span text:style-name="T1"> </text:span><text:span text:style-name="T20">122</text:span><text:span text:style-name="T17">)</text:span><text:span text:style-name="T14">{</text:span></text:p>
      <text:p text:style-name="P13"><text:s text:c="40"/><text:span text:style-name="T23">// no context</text:span></text:p>
      <text:p text:style-name="P13"><text:s text:c="40"/><text:span text:style-name="T1">weights</text:span><text:span text:style-name="T17">[</text:span><text:span text:style-name="T1">line</text:span><text:span text:style-name="T17">.</text:span><text:span text:style-name="T1">at</text:span><text:span text:style-name="T17">(</text:span><text:span text:style-name="T1">i</text:span><text:span text:style-name="T17">)</text:span><text:span text:style-name="T1"> </text:span><text:span text:style-name="T17">-</text:span><text:span text:style-name="T1"> </text:span><text:span text:style-name="T20">97</text:span><text:span text:style-name="T17">]</text:span><text:span text:style-name="T1"> </text:span><text:span text:style-name="T17">++</text:span><text:span text:style-name="T14">;</text:span></text:p>
      <text:p text:style-name="P13"><text:s text:c="40"/><text:span text:style-name="T23">// 1 letter context</text:span></text:p>
      <text:p text:style-name="P13"><text:s text:c="40"/><text:span text:style-name="T9">if</text:span><text:span text:style-name="T17">(</text:span><text:span text:style-name="T1">i</text:span><text:span text:style-name="T17">&lt;</text:span><text:span text:style-name="T20">3</text:span><text:span text:style-name="T17">)</text:span><text:span text:style-name="T1"> singleContextWeights</text:span><text:span text:style-name="T17">[</text:span><text:span text:style-name="T1">line</text:span><text:span text:style-name="T17">.</text:span><text:span text:style-name="T1">at</text:span><text:span text:style-name="T17">(</text:span><text:span text:style-name="T1">i</text:span><text:span text:style-name="T17">)-</text:span><text:span text:style-name="T20">97</text:span><text:span text:style-name="T17">]<text:tab/><text:tab/><text:tab/><text:tab/><text:tab/><text:tab/><text:tab/><text:tab/><text:tab/><text:tab/> <text:s text:c="3"/>[</text:span><text:span text:style-name="T1">line</text:span><text:span text:style-name="T17">.</text:span><text:span text:style-name="T1">at</text:span><text:span text:style-name="T17">(</text:span><text:span text:style-name="T1">i</text:span><text:span text:style-name="T17">+</text:span><text:span text:style-name="T20">1</text:span><text:span text:style-name="T17">)-</text:span><text:span text:style-name="T20">97</text:span><text:span text:style-name="T17">]++</text:span><text:span text:style-name="T14">;</text:span></text:p>
      <text:p text:style-name="P13"><text:s text:c="40"/><text:span text:style-name="T23">// 2 letter context <text:s text:c="36"/></text:span></text:p>
      <text:p text:style-name="P13"><text:s text:c="40"/><text:span text:style-name="T9">if</text:span><text:span text:style-name="T17">(</text:span><text:span text:style-name="T1">i</text:span><text:span text:style-name="T17">&lt;</text:span><text:span text:style-name="T20">2</text:span><text:span text:style-name="T17">)</text:span><text:span text:style-name="T1"> doubleContextWeights</text:span><text:span text:style-name="T17">[</text:span><text:span text:style-name="T1">line</text:span><text:span text:style-name="T17">.</text:span><text:span text:style-name="T1">at</text:span><text:span text:style-name="T17">(</text:span><text:span text:style-name="T1">i</text:span><text:span text:style-name="T17">)-</text:span><text:span text:style-name="T20">97</text:span><text:span text:style-name="T17">] <text:s/><text:tab/><text:tab/><text:tab/><text:tab/> <text:s text:c="21"/>[</text:span><text:span text:style-name="T1">line</text:span><text:span text:style-name="T17">.</text:span><text:span text:style-name="T1">at</text:span><text:span text:style-name="T17">(</text:span><text:span text:style-name="T1">i</text:span><text:span text:style-name="T17">+</text:span><text:span text:style-name="T20">1</text:span><text:span text:style-name="T17">)-</text:span><text:span text:style-name="T20">97</text:span><text:span text:style-name="T17">][</text:span><text:span text:style-name="T1">line</text:span><text:span text:style-name="T17">.</text:span><text:span text:style-name="T1">at</text:span><text:span text:style-name="T17">(</text:span><text:span text:style-name="T1">i</text:span><text:span text:style-name="T17">+</text:span><text:span text:style-name="T20">2</text:span><text:span text:style-name="T17">)-</text:span><text:span text:style-name="T20">97</text:span><text:span text:style-name="T17">]++</text:span><text:span text:style-name="T14">;</text:span></text:p>
      <text:p text:style-name="P13"><text:s text:c="32"/><text:span text:style-name="T14">}</text:span></text:p>
      <text:p text:style-name="P13"><text:s text:c="24"/><text:span text:style-name="T14">}</text:span></text:p>
      <text:p text:style-name="P13"><text:s text:c="24"/><text:span text:style-name="T1">total </text:span><text:span text:style-name="T17">+=</text:span><text:span text:style-name="T1"> </text:span><text:span text:style-name="T20">4</text:span><text:span text:style-name="T14">;</text:span></text:p>
      <text:p text:style-name="P13"><text:s text:c="16"/><text:span text:style-name="T14">}</text:span></text:p>
      <text:p text:style-name="P13"><text:s text:c="8"/><text:span text:style-name="T14">}</text:span></text:p>
      <text:p text:style-name="P17"/>
      <text:p text:style-name="P13"><text:s text:c="8"/><text:span text:style-name="T1">file</text:span><text:span text:style-name="T17">.</text:span><text:span text:style-name="T1">close</text:span><text:span text:style-name="T17">()</text:span><text:span text:style-name="T14">;</text:span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probs</text:span><text:span text:style-name="T17">[</text:span><text:span text:style-name="T1">i</text:span><text:span text:style-name="T17">]</text:span><text:span text:style-name="T1"> </text:span><text:span text:style-name="T17">=</text:span><text:span text:style-name="T1"> </text:span><text:span text:style-name="T17">(</text:span><text:span text:style-name="T9">double</text:span><text:span text:style-name="T17">)</text:span><text:span text:style-name="T1"> weights</text:span><text:span text:style-name="T17">[</text:span><text:span text:style-name="T1">i</text:span><text:span text:style-name="T17">]</text:span><text:span text:style-name="T1"> </text:span><text:span text:style-name="T17">/</text:span><text:span text:style-name="T1"> </text:span><text:span text:style-name="T17">(</text:span><text:span text:style-name="T9">double</text:span><text:span text:style-name="T17">)</text:span><text:span text:style-name="T1"> total</text:span><text:span text:style-name="T14">;</text:span></text:p>
      <text:p text:style-name="P13"><text:s text:c="8"/><text:span text:style-name="T14">}</text:span></text:p>
      <text:p text:style-name="P17"/>
      <text:p text:style-name="P13"><text:s text:c="8"/><text:span text:style-name="T23">// create cdf for 0 context</text:span></text:p>
      <text:p text:style-name="P13"><text:s text:c="8"/><text:span text:style-name="T9">double</text:span><text:span text:style-name="T1"> cdf</text:span><text:span text:style-name="T17">[</text:span><text:span text:style-name="T20">26</text:span><text:span text:style-name="T17">]</text:span><text:span text:style-name="T14">;</text:span></text:p>
      <text:p text:style-name="P13"><text:s text:c="8"/><text:span text:style-name="T1">cdf</text:span><text:span text:style-name="T17">[</text:span><text:span text:style-name="T20">0</text:span><text:span text:style-name="T17">]</text:span><text:span text:style-name="T1"> </text:span><text:span text:style-name="T17">=</text:span><text:span text:style-name="T1"> probs</text:span><text:span text:style-name="T17">[</text:span><text:span text:style-name="T20">0</text:span><text:span text:style-name="T17">]</text:span><text:span text:style-name="T14">;</text:span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1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cdf</text:span><text:span text:style-name="T17">[</text:span><text:span text:style-name="T1">i</text:span><text:span text:style-name="T17">]</text:span><text:span text:style-name="T1"> </text:span><text:span text:style-name="T17">=</text:span><text:span text:style-name="T1"> cdf</text:span><text:span text:style-name="T17">[</text:span><text:span text:style-name="T1">i</text:span><text:span text:style-name="T17">-</text:span><text:span text:style-name="T20">1</text:span><text:span text:style-name="T17">]</text:span><text:span text:style-name="T1"> </text:span><text:span text:style-name="T17">+</text:span><text:span text:style-name="T1"> probs</text:span><text:span text:style-name="T17">[</text:span><text:span text:style-name="T1">i</text:span><text:span text:style-name="T17">]</text:span><text:span text:style-name="T14">;</text:span></text:p>
      <text:p text:style-name="P13"><text:s text:c="8"/><text:span text:style-name="T14">}</text:span></text:p>
      <text:p text:style-name="P17"/>
      <text:p text:style-name="P13"><text:s text:c="8"/><text:span text:style-name="T9">for</text:span><text:span text:style-name="T17">(</text:span><text:span text:style-name="T1">i</text:span><text:span text:style-name="T17">=</text:span><text:span text:style-name="T20">1</text:span><text:span text:style-name="T14">;</text:span><text:span text:style-name="T1"> i</text:span><text:span text:style-name="T17">&lt;=</text:span><text:span text:style-name="T20">100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str </text:span><text:span text:style-name="T17">=</text:span><text:span text:style-name="T1"> </text:span><text:span text:style-name="T10">""</text:span><text:span text:style-name="T14">;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4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9">int</text:span><text:span text:style-name="T1"> k</text:span><text:span text:style-name="T17">=</text:span><text:span text:style-name="T20">0</text:span><text:span text:style-name="T14">;</text:span></text:p>
      <text:p text:style-name="P13"><text:s text:c="24"/><text:span text:style-name="T9">double</text:span><text:span text:style-name="T1"> 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24"/><text:span text:style-name="T9">while</text:span><text:span text:style-name="T17">(</text:span><text:span text:style-name="T1">random </text:span><text:span text:style-name="T17">&gt;=</text:span><text:span text:style-name="T1"> cdf</text:span><text:span text:style-name="T17">[</text:span><text:span text:style-name="T1">k</text:span><text:span text:style-name="T17">])</text:span><text:span text:style-name="T14">{</text:span></text:p>
      <text:p text:style-name="P13"><text:s text:c="32"/><text:span text:style-name="T1">k</text:span><text:span text:style-name="T17">++</text:span><text:span text:style-name="T14">;</text:span></text:p>
      <text:p text:style-name="P13"><text:s text:c="24"/><text:span text:style-name="T14">}</text:span></text:p>
      <text:p text:style-name="P13"><text:s text:c="24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"> </text:span><text:span text:style-name="T17">+</text:span><text:span text:style-name="T1"> k</text:span><text:span text:style-name="T17">)</text:span><text:span text:style-name="T14">;</text:span><text:span text:style-name="T1"> </text:span></text:p>
      <text:p text:style-name="P13"><text:s text:c="16"/><text:span text:style-name="T14">}</text:span></text:p>
      <text:p text:style-name="P13"><text:s text:c="16"/><text:span text:style-name="T18">cout</text:span><text:span text:style-name="T1"> </text:span><text:span text:style-name="T17">&lt;&lt;</text:span><text:span text:style-name="T1"> str </text:span><text:span text:style-name="T17">&lt;&lt;</text:span><text:span text:style-name="T1"> </text:span><text:span text:style-name="T10">"</text:span><text:span text:style-name="T21"> </text:span><text:span text:style-name="T10">"</text:span><text:span text:style-name="T14">;</text:span></text:p>
      <text:p text:style-name="P13"><text:s text:c="16"/><text:span text:style-name="T9">if</text:span><text:span text:style-name="T17">(!(</text:span><text:span text:style-name="T1">i</text:span><text:span text:style-name="T17">%</text:span><text:span text:style-name="T20">10</text:span><text:span text:style-name="T17">))</text:span><text:span text:style-name="T1"> </text:span><text:span text:style-name="T18">cout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text:span text:style-name="T14">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30">//--------------------------- PART C ------------------------------//</text:span></text:p>
      <text:p text:style-name="P13"><text:s text:c="8"/><text:span text:style-name="T18">cout</text:span><text:span text:style-name="T1"> </text:span><text:span text:style-name="T17">&lt;&lt;</text:span><text:span text:style-name="T1"> </text:span><text:span text:style-name="T10">"</text:span><text:span text:style-name="T22">\n\n</text:span><text:span text:style-name="T21">Part (c) - single letter context</text:span><text:span text:style-name="T22">\n</text:span><text:span text:style-name="T10">"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/text:p>
      <text:p text:style-name="P13"><text:s text:c="8"/><text:span text:style-name="T23">// Create cdf for each letter</text:span></text:p>
      <text:p text:style-name="P13"><text:s text:c="8"/><text:span text:style-name="T9">double</text:span><text:span text:style-name="T1"> singleContextCdf</text:span><text:span text:style-name="T17">[</text:span><text:span text:style-name="T20">26</text:span><text:span text:style-name="T17">][</text:span><text:span text:style-name="T20">26</text:span><text:span text:style-name="T17">]</text:span><text:span text:style-name="T14">;</text:span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9">int</text:span><text:span text:style-name="T1"> colTotal </text:span><text:span text:style-name="T17">=</text:span><text:span text:style-name="T1"> </text:span><text:span text:style-name="T20">0</text:span><text:span text:style-name="T14">;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26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1">colTotal </text:span><text:span text:style-name="T17">+=</text:span><text:span text:style-name="T1"> singleContextWeights</text:span><text:span text:style-name="T17">[</text:span><text:span text:style-name="T1">i</text:span><text:span text:style-name="T17">][</text:span><text:span text:style-name="T1">j</text:span><text:span text:style-name="T17">]</text:span><text:span text:style-name="T14">;</text:span><text:span text:style-name="T1"> <text:s text:c="16"/></text:span></text:p>
      <text:p text:style-name="P13"><text:s text:c="16"/><text:span text:style-name="T14">}</text:span><text:span text:style-name="T1"> <text:s text:c="6"/></text:span></text:p>
      <text:p text:style-name="P13"><text:s text:c="16"/><text:span text:style-name="T1">singleContextCdf</text:span><text:span text:style-name="T17">[</text:span><text:span text:style-name="T1">i</text:span><text:span text:style-name="T17">][</text:span><text:span text:style-name="T20">0</text:span><text:span text:style-name="T17">]</text:span><text:span text:style-name="T1"> </text:span><text:span text:style-name="T17">=</text:span><text:span text:style-name="T1"> </text:span><text:span text:style-name="T17">(</text:span><text:span text:style-name="T9">double</text:span><text:span text:style-name="T17">)</text:span><text:span text:style-name="T1">singleContextWeights</text:span><text:span text:style-name="T17">[</text:span><text:span text:style-name="T1">i</text:span><text:span text:style-name="T17">][</text:span><text:span text:style-name="T20">0</text:span><text:span text:style-name="T17">]</text:span><text:span text:style-name="T1"> </text:span><text:span text:style-name="T17">/</text:span><text:span text:style-name="T1"> </text:span><text:span text:style-name="T17">(<text:tab/><text:tab/><text:tab/><text:tab/><text:tab/><text:tab/><text:tab/><text:tab/><text:tab/><text:tab/><text:tab/></text:span><text:span text:style-name="T9">double</text:span><text:span text:style-name="T17">)</text:span><text:span text:style-name="T1"> colTotal</text:span><text:span text:style-name="T14">;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1</text:span><text:span text:style-name="T14">;</text:span><text:span text:style-name="T1"> j</text:span><text:span text:style-name="T17">&lt;</text:span><text:span text:style-name="T20">26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1">singleContextCdf</text:span><text:span text:style-name="T17">[</text:span><text:span text:style-name="T1">i</text:span><text:span text:style-name="T17">][</text:span><text:span text:style-name="T1">j</text:span><text:span text:style-name="T17">]</text:span><text:span text:style-name="T1"> </text:span><text:span text:style-name="T17">=</text:span><text:span text:style-name="T1"> </text:span><text:span text:style-name="T17">((</text:span><text:span text:style-name="T9">double</text:span><text:span text:style-name="T17">)</text:span><text:span text:style-name="T1">singleContextWeights</text:span><text:span text:style-name="T17">[</text:span><text:span text:style-name="T1">i</text:span><text:span text:style-name="T17">]<text:tab/><text:tab/><text:tab/><text:tab/><text:tab/><text:tab/>[</text:span><text:span text:style-name="T1">j</text:span><text:span text:style-name="T17">]</text:span><text:span text:style-name="T1"> </text:span><text:span text:style-name="T17">/</text:span><text:span text:style-name="T1"> </text:span><text:span text:style-name="T17">(</text:span><text:span text:style-name="T9">double</text:span><text:span text:style-name="T17">)</text:span><text:span text:style-name="T1"> colTotal</text:span><text:span text:style-name="T17">)</text:span><text:span text:style-name="T1"> </text:span><text:span text:style-name="T17">+</text:span><text:span text:style-name="T1"> singleContextCdf</text:span><text:span text:style-name="T17">[</text:span><text:span text:style-name="T1">i</text:span><text:span text:style-name="T17">][</text:span><text:span text:style-name="T1">j</text:span><text:span text:style-name="T17">-</text:span><text:span text:style-name="T20">1</text:span><text:span text:style-name="T17">]</text:span><text:span text:style-name="T14">;</text:span></text:p>
      <text:p text:style-name="P13"><text:s text:c="16"/><text:span text:style-name="T14">}</text:span></text:p>
      <text:p text:style-name="P13"><text:s text:c="8"/><text:span text:style-name="T14">}</text:span></text:p>
      <text:p text:style-name="P17"/>
      <text:p text:style-name="P13"><text:s text:c="8"/><text:span text:style-name="T9">for</text:span><text:span text:style-name="T17">(</text:span><text:span text:style-name="T1">i</text:span><text:span text:style-name="T17">=</text:span><text:span text:style-name="T20">1</text:span><text:span text:style-name="T14">;</text:span><text:span text:style-name="T1"> i</text:span><text:span text:style-name="T17">&lt;=</text:span><text:span text:style-name="T20">100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str </text:span><text:span text:style-name="T17">=</text:span><text:span text:style-name="T1"> </text:span><text:span text:style-name="T10">""</text:span><text:span text:style-name="T14">;</text:span></text:p>
      <text:p text:style-name="P17"/>
      <text:p text:style-name="P13"><text:s text:c="16"/><text:span text:style-name="T23">// get first letter from 0 context cdf</text:span></text:p>
      <text:p text:style-name="P13"><text:s text:c="16"/><text:span text:style-name="T9">int</text:span><text:span text:style-name="T1"> k</text:span><text:span text:style-name="T17">=</text:span><text:span text:style-name="T20">0</text:span><text:span text:style-name="T14">;</text:span></text:p>
      <text:p text:style-name="P13"><text:s text:c="16"/><text:span text:style-name="T9">char</text:span><text:span text:style-name="T1"> firstLetterIndex</text:span><text:span text:style-name="T14">;</text:span></text:p>
      <text:p text:style-name="P13"><text:s text:c="16"/><text:span text:style-name="T9">double</text:span><text:span text:style-name="T1"> 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16"/><text:span text:style-name="T9">while</text:span><text:span text:style-name="T17">(</text:span><text:span text:style-name="T1">random </text:span><text:span text:style-name="T17">&gt;=</text:span><text:span text:style-name="T1"> cdf</text:span><text:span text:style-name="T17">[</text:span><text:span text:style-name="T1">k</text:span><text:span text:style-name="T17">])</text:span><text:span text:style-name="T14">{</text:span></text:p>
      <text:p text:style-name="P13"><text:s text:c="24"/><text:span text:style-name="T1">k</text:span><text:span text:style-name="T17">++</text:span><text:span text:style-name="T14">;</text:span></text:p>
      <text:p text:style-name="P13"><text:s text:c="16"/><text:span text:style-name="T14">}</text:span></text:p>
      <text:p text:style-name="P13"><text:s text:c="16"/><text:span text:style-name="T1">firstLetterIndex </text:span><text:span text:style-name="T17">=</text:span><text:span text:style-name="T1"> k</text:span><text:span text:style-name="T14">;</text:span></text:p>
      <text:p text:style-name="P13"><text:s text:c="16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"> </text:span><text:span text:style-name="T17">+</text:span><text:span text:style-name="T1"> k</text:span><text:span text:style-name="T17">)</text:span><text:span text:style-name="T14">;</text:span><text:span text:style-name="T1"> </text:span></text:p>
      <text:p text:style-name="P17"/>
      <text:p text:style-name="P13"><text:s text:c="16"/><text:span text:style-name="T23">// get letters 2,3,4</text:span></text:p>
      <text:p text:style-name="P13"><text:s text:c="16"/><text:span text:style-name="T9">char</text:span><text:span text:style-name="T1"> c </text:span><text:span text:style-name="T17">=</text:span><text:span text:style-name="T1"> firstLetterIndex</text:span><text:span text:style-name="T14">;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1</text:span><text:span text:style-name="T14">;</text:span><text:span text:style-name="T1"> j</text:span><text:span text:style-name="T17">&lt;</text:span><text:span text:style-name="T20">4</text:span><text:span text:style-name="T14">;</text:span><text:span text:style-name="T1"> j</text:span><text:span text:style-name="T17">++)</text:span><text:span text:style-name="T14">{</text:span></text:p>
      <text:p text:style-name="P13"><text:s text:c="24"/></text:p>
      <text:p text:style-name="P13"><text:s text:c="24"/><text:span text:style-name="T9">double</text:span><text:span text:style-name="T1"> 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24"/><text:span text:style-name="T1">k</text:span><text:span text:style-name="T17">=</text:span><text:span text:style-name="T20">0</text:span><text:span text:style-name="T14">;</text:span></text:p>
      <text:p text:style-name="P13"><text:s text:c="24"/><text:span text:style-name="T9">while</text:span><text:span text:style-name="T17">(</text:span><text:span text:style-name="T1">random </text:span><text:span text:style-name="T17">&gt;=</text:span><text:span text:style-name="T1"> singleContextCdf</text:span><text:span text:style-name="T17">[</text:span><text:span text:style-name="T1">c</text:span><text:span text:style-name="T17">][</text:span><text:span text:style-name="T1">k</text:span><text:span text:style-name="T17">])</text:span><text:span text:style-name="T14">{</text:span></text:p>
      <text:p text:style-name="P13"><text:s text:c="32"/><text:span text:style-name="T1">k</text:span><text:span text:style-name="T17">++</text:span><text:span text:style-name="T14">;</text:span></text:p>
      <text:p text:style-name="P13"><text:s text:c="24"/><text:span text:style-name="T14">}</text:span></text:p>
      <text:p text:style-name="P13"><text:s text:c="24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7">+</text:span><text:span text:style-name="T1">k</text:span><text:span text:style-name="T17">)</text:span><text:span text:style-name="T14">;</text:span></text:p>
      <text:p text:style-name="P13"><text:s text:c="24"/><text:span text:style-name="T1">c </text:span><text:span text:style-name="T17">=</text:span><text:span text:style-name="T1"> k</text:span><text:span text:style-name="T14">;</text:span></text:p>
      <text:p text:style-name="P13"><text:s text:c="16"/><text:span text:style-name="T14">}</text:span></text:p>
      <text:p text:style-name="P13"><text:s text:c="16"/><text:span text:style-name="T18">cout</text:span><text:span text:style-name="T1"> </text:span><text:span text:style-name="T17">&lt;&lt;</text:span><text:span text:style-name="T1"> str </text:span><text:span text:style-name="T17">&lt;&lt;</text:span><text:span text:style-name="T1"> </text:span><text:span text:style-name="T10">"</text:span><text:span text:style-name="T21"> </text:span><text:span text:style-name="T10">"</text:span><text:span text:style-name="T14">;</text:span></text:p>
      <text:p text:style-name="P13"><text:s text:c="16"/><text:span text:style-name="T9">if</text:span><text:span text:style-name="T17">(!(</text:span><text:span text:style-name="T1">i</text:span><text:span text:style-name="T17">%</text:span><text:span text:style-name="T20">10</text:span><text:span text:style-name="T17">))</text:span><text:span text:style-name="T1"> </text:span><text:span text:style-name="T18">cout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text:span text:style-name="T14">}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soft-page-break/>//--------------------------- PART D ------------------------------//</text:p>
      <text:p text:style-name="P17"/>
      <text:p text:style-name="P13"><text:s text:c="8"/><text:span text:style-name="T18">cout</text:span><text:span text:style-name="T1"> </text:span><text:span text:style-name="T17">&lt;&lt;</text:span><text:span text:style-name="T1"> </text:span><text:span text:style-name="T10">"</text:span><text:span text:style-name="T22">\n</text:span><text:span text:style-name="T21">Part (d) - two-letter context</text:span><text:span text:style-name="T22">\n</text:span><text:span text:style-name="T10">"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/text:p>
      <text:p text:style-name="P13"><text:s text:c="8"/><text:span text:style-name="T23">// create 2 letter context cdf</text:span></text:p>
      <text:p text:style-name="P13"><text:s text:c="8"/><text:span text:style-name="T9">double</text:span><text:span text:style-name="T1"> doubleContextCdf</text:span><text:span text:style-name="T17">[</text:span><text:span text:style-name="T20">26</text:span><text:span text:style-name="T17">][</text:span><text:span text:style-name="T20">26</text:span><text:span text:style-name="T17">][</text:span><text:span text:style-name="T20">26</text:span><text:span text:style-name="T17">]</text:span><text:span text:style-name="T14">;</text:span></text:p>
      <text:p text:style-name="P13"><text:s text:c="8"/><text:span text:style-name="T9">for</text:span><text:span text:style-name="T17">(</text:span><text:span text:style-name="T1">i</text:span><text:span text:style-name="T17">=</text:span><text:span text:style-name="T20">0</text:span><text:span text:style-name="T14">;</text:span><text:span text:style-name="T1"> i</text:span><text:span text:style-name="T17">&lt;</text:span><text:span text:style-name="T20">26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9">for</text:span><text:span text:style-name="T17">(</text:span><text:span text:style-name="T1">j</text:span><text:span text:style-name="T17">=</text:span><text:span text:style-name="T20">0</text:span><text:span text:style-name="T14">;</text:span><text:span text:style-name="T1"> j</text:span><text:span text:style-name="T17">&lt;</text:span><text:span text:style-name="T20">26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9">int</text:span><text:span text:style-name="T1"> colTotal </text:span><text:span text:style-name="T17">=</text:span><text:span text:style-name="T1"> </text:span><text:span text:style-name="T20">0</text:span><text:span text:style-name="T14">;</text:span></text:p>
      <text:p text:style-name="P17"/>
      <text:p text:style-name="P13"><text:s text:c="24"/><text:span text:style-name="T9">for</text:span><text:span text:style-name="T17">(</text:span><text:span text:style-name="T1">k</text:span><text:span text:style-name="T17">=</text:span><text:span text:style-name="T20">0</text:span><text:span text:style-name="T14">;</text:span><text:span text:style-name="T1"> k</text:span><text:span text:style-name="T17">&lt;</text:span><text:span text:style-name="T20">26</text:span><text:span text:style-name="T14">;</text:span><text:span text:style-name="T1"> k</text:span><text:span text:style-name="T17">++)</text:span><text:span text:style-name="T14">{</text:span></text:p>
      <text:p text:style-name="P13"><text:s text:c="32"/><text:span text:style-name="T1">colTotal </text:span><text:span text:style-name="T17">+=</text:span><text:span text:style-name="T1"> doubleContextWeights</text:span><text:span text:style-name="T17">[</text:span><text:span text:style-name="T1">i</text:span><text:span text:style-name="T17">][</text:span><text:span text:style-name="T1">j</text:span><text:span text:style-name="T17">][</text:span><text:span text:style-name="T1">k</text:span><text:span text:style-name="T17">]</text:span><text:span text:style-name="T14">;</text:span></text:p>
      <text:p text:style-name="P13"><text:s text:c="24"/><text:span text:style-name="T14">}</text:span></text:p>
      <text:p text:style-name="P17"/>
      <text:p text:style-name="P13"><text:s text:c="24"/><text:span text:style-name="T9">if</text:span><text:span text:style-name="T17">(</text:span><text:span text:style-name="T1">colTotal </text:span><text:span text:style-name="T17">==</text:span><text:span text:style-name="T1"> </text:span><text:span text:style-name="T20">0</text:span><text:span text:style-name="T17">)</text:span><text:span text:style-name="T14">{</text:span></text:p>
      <text:p text:style-name="P13"><text:s text:c="32"/><text:span text:style-name="T1">doubleContextCdf</text:span><text:span text:style-name="T17">[</text:span><text:span text:style-name="T1">i</text:span><text:span text:style-name="T17">][</text:span><text:span text:style-name="T1">j</text:span><text:span text:style-name="T17">][</text:span><text:span text:style-name="T20">0</text:span><text:span text:style-name="T17">]</text:span><text:span text:style-name="T1"> </text:span><text:span text:style-name="T17">=</text:span><text:span text:style-name="T1"> </text:span><text:span text:style-name="T24">0.0</text:span><text:span text:style-name="T14">;</text:span></text:p>
      <text:p text:style-name="P13"><text:s text:c="32"/></text:p>
      <text:p text:style-name="P13"><text:s text:c="24"/><text:span text:style-name="T14">}</text:span></text:p>
      <text:p text:style-name="P13"><text:s text:c="24"/><text:span text:style-name="T9">else</text:span><text:span text:style-name="T14">{</text:span></text:p>
      <text:p text:style-name="P13"><text:s text:c="32"/><text:span text:style-name="T1">doubleContextCdf</text:span><text:span text:style-name="T17">[</text:span><text:span text:style-name="T1">i</text:span><text:span text:style-name="T17">][</text:span><text:span text:style-name="T1">j</text:span><text:span text:style-name="T17">][</text:span><text:span text:style-name="T20">0</text:span><text:span text:style-name="T17">]</text:span><text:span text:style-name="T1"> </text:span><text:span text:style-name="T17">=</text:span><text:span text:style-name="T1"> <text:tab/><text:tab/><text:tab/> <text:s/><text:tab/><text:tab/> <text:s text:c="18"/></text:span><text:span text:style-name="T17">(</text:span><text:span text:style-name="T9">double</text:span><text:span text:style-name="T17">)</text:span><text:span text:style-name="T1">doubleContextWeights</text:span><text:span text:style-name="T17">[</text:span><text:span text:style-name="T1">i</text:span><text:span text:style-name="T17">][</text:span><text:span text:style-name="T1">j</text:span><text:span text:style-name="T17">][</text:span><text:span text:style-name="T20">0</text:span><text:span text:style-name="T17">]</text:span><text:span text:style-name="T1"> </text:span><text:span text:style-name="T17">/</text:span><text:span text:style-name="T1"> </text:span><text:span text:style-name="T17">(</text:span><text:span text:style-name="T9">double</text:span><text:span text:style-name="T17">)</text:span><text:span text:style-name="T1"> colTotal</text:span><text:span text:style-name="T14">;</text:span></text:p>
      <text:p text:style-name="P13"><text:s text:c="32"/><text:span text:style-name="T9">for</text:span><text:span text:style-name="T17">(</text:span><text:span text:style-name="T1">k</text:span><text:span text:style-name="T17">=</text:span><text:span text:style-name="T20">1</text:span><text:span text:style-name="T14">;</text:span><text:span text:style-name="T1"> k</text:span><text:span text:style-name="T17">&lt;</text:span><text:span text:style-name="T20">26</text:span><text:span text:style-name="T14">;</text:span><text:span text:style-name="T1"> k</text:span><text:span text:style-name="T17">++)</text:span><text:span text:style-name="T14">{</text:span></text:p>
      <text:p text:style-name="P13"><text:s text:c="40"/><text:span text:style-name="T9">double</text:span><text:span text:style-name="T1"> a </text:span><text:span text:style-name="T17">=</text:span><text:span text:style-name="T1"> </text:span><text:span text:style-name="T17">(</text:span><text:span text:style-name="T9">double</text:span><text:span text:style-name="T17">)</text:span><text:span text:style-name="T1"> doubleContextWeights</text:span><text:span text:style-name="T17">[</text:span><text:span text:style-name="T1">i</text:span><text:span text:style-name="T17">]<text:tab/><text:tab/><text:tab/><text:tab/><text:tab/><text:tab/><text:tab/><text:tab/><text:tab/><text:tab/><text:tab/><text:tab/> <text:s text:c="4"/>[</text:span><text:span text:style-name="T1">j</text:span><text:span text:style-name="T17">][</text:span><text:span text:style-name="T1">k</text:span><text:span text:style-name="T17">]</text:span><text:span text:style-name="T14">;</text:span></text:p>
      <text:p text:style-name="P13"><text:s text:c="40"/><text:span text:style-name="T9">double</text:span><text:span text:style-name="T1"> b </text:span><text:span text:style-name="T17">=</text:span><text:span text:style-name="T1"> </text:span><text:span text:style-name="T17">(</text:span><text:span text:style-name="T9">double</text:span><text:span text:style-name="T17">)</text:span><text:span text:style-name="T1"> colTotal</text:span><text:span text:style-name="T14">;</text:span></text:p>
      <text:p text:style-name="P13"><text:s text:c="40"/><text:span text:style-name="T9">double</text:span><text:span text:style-name="T1"> c </text:span><text:span text:style-name="T17">=</text:span><text:span text:style-name="T1"> doubleContextCdf</text:span><text:span text:style-name="T17">[</text:span><text:span text:style-name="T1">i</text:span><text:span text:style-name="T17">][</text:span><text:span text:style-name="T1">j</text:span><text:span text:style-name="T17">][</text:span><text:span text:style-name="T1">k</text:span><text:span text:style-name="T17">-</text:span><text:span text:style-name="T20">1</text:span><text:span text:style-name="T17">]</text:span><text:span text:style-name="T14">;</text:span></text:p>
      <text:p text:style-name="P13"><text:s text:c="40"/><text:span text:style-name="T1">doubleContextCdf</text:span><text:span text:style-name="T17">[</text:span><text:span text:style-name="T1">i</text:span><text:span text:style-name="T17">][</text:span><text:span text:style-name="T1">j</text:span><text:span text:style-name="T17">][</text:span><text:span text:style-name="T1">k</text:span><text:span text:style-name="T17">]</text:span><text:span text:style-name="T1"> </text:span><text:span text:style-name="T17">=</text:span><text:span text:style-name="T1"> </text:span><text:span text:style-name="T17">(</text:span><text:span text:style-name="T1">a</text:span><text:span text:style-name="T17">/</text:span><text:span text:style-name="T1">b</text:span><text:span text:style-name="T17">)</text:span><text:span text:style-name="T1"> </text:span><text:span text:style-name="T17">+</text:span><text:span text:style-name="T1"> c</text:span><text:span text:style-name="T14">;</text:span></text:p>
      <text:p text:style-name="P13"><text:s text:c="32"/><text:span text:style-name="T14">}</text:span></text:p>
      <text:p text:style-name="P13"><text:s text:c="24"/><text:span text:style-name="T14">}</text:span><text:span text:style-name="T1"> <text:s text:c="6"/></text:span></text:p>
      <text:p text:style-name="P13"><text:s text:c="40"/></text:p>
      <text:p text:style-name="P13"><text:s text:c="16"/><text:span text:style-name="T14">}</text:span><text:span text:style-name="T1"> <text:s text:c="46"/></text:span></text:p>
      <text:p text:style-name="P13"><text:s text:c="24"/></text:p>
      <text:p text:style-name="P13"><text:s text:c="8"/><text:span text:style-name="T14">}</text:span></text:p>
      <text:p text:style-name="P17"/>
      <text:p text:style-name="P13"><text:s text:c="8"/><text:span text:style-name="T9">for</text:span><text:span text:style-name="T17">(</text:span><text:span text:style-name="T1">i</text:span><text:span text:style-name="T17">=</text:span><text:span text:style-name="T20">1</text:span><text:span text:style-name="T14">;</text:span><text:span text:style-name="T1"> i</text:span><text:span text:style-name="T17">&lt;=</text:span><text:span text:style-name="T20">100</text:span><text:span text:style-name="T14">;</text:span><text:span text:style-name="T1"> i</text:span><text:span text:style-name="T17">++)</text:span><text:span text:style-name="T14">{</text:span></text:p>
      <text:p text:style-name="P13"><text:s text:c="16"/><text:span text:style-name="T1">str </text:span><text:span text:style-name="T17">=</text:span><text:span text:style-name="T1"> </text:span><text:span text:style-name="T10">""</text:span><text:span text:style-name="T14">;</text:span></text:p>
      <text:p text:style-name="P13"><text:s text:c="16"/><text:span text:style-name="T23">// get first letter from 0 context cdf</text:span></text:p>
      <text:p text:style-name="P13"><text:s text:c="16"/><text:span text:style-name="T1">k</text:span><text:span text:style-name="T17">=</text:span><text:span text:style-name="T20">0</text:span><text:span text:style-name="T14">;</text:span><text:span text:style-name="T1"> </text:span></text:p>
      <text:p text:style-name="P13"><text:s text:c="16"/><text:span text:style-name="T9">char</text:span><text:span text:style-name="T1"> firstLetterIndex</text:span><text:span text:style-name="T14">;</text:span></text:p>
      <text:p text:style-name="P13"><text:s text:c="16"/><text:span text:style-name="T9">double</text:span><text:span text:style-name="T1"> 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16"/></text:p>
      <text:p text:style-name="P13"><text:s text:c="16"/><text:span text:style-name="T9">while</text:span><text:span text:style-name="T17">(</text:span><text:span text:style-name="T1">random </text:span><text:span text:style-name="T17">&gt;=</text:span><text:span text:style-name="T1"> cdf</text:span><text:span text:style-name="T17">[</text:span><text:span text:style-name="T1">k</text:span><text:span text:style-name="T17">])</text:span><text:span text:style-name="T14">{</text:span></text:p>
      <text:p text:style-name="P13"><text:s text:c="24"/><text:span text:style-name="T1">k</text:span><text:span text:style-name="T17">++</text:span><text:span text:style-name="T14">;</text:span></text:p>
      <text:p text:style-name="P13"><text:s text:c="16"/><text:span text:style-name="T14">}</text:span></text:p>
      <text:p text:style-name="P13"><text:s text:c="16"/><text:span text:style-name="T1">firstLetterIndex </text:span><text:span text:style-name="T17">=</text:span><text:span text:style-name="T1"> k</text:span><text:span text:style-name="T14">;</text:span></text:p>
      <text:p text:style-name="P13"><text:s text:c="16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"> </text:span><text:span text:style-name="T17">+</text:span><text:span text:style-name="T1"> k</text:span><text:span text:style-name="T17">)</text:span><text:span text:style-name="T14">;</text:span><text:span text:style-name="T1"> </text:span></text:p>
      <text:p text:style-name="P17"/>
      <text:p text:style-name="P13"><text:s text:c="16"/><text:span text:style-name="T23">// get second letter from 1 context cdf</text:span></text:p>
      <text:p text:style-name="P13"><text:s text:c="16"/><text:span text:style-name="T1">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16"/><text:span text:style-name="T1">k</text:span><text:span text:style-name="T17">=</text:span><text:span text:style-name="T20">0</text:span><text:span text:style-name="T14">;</text:span></text:p>
      <text:p text:style-name="P13"><text:s text:c="16"/><text:span text:style-name="T9">while</text:span><text:span text:style-name="T17">(</text:span><text:span text:style-name="T1">random </text:span><text:span text:style-name="T17">&gt;=</text:span><text:span text:style-name="T1"> singleContextCdf</text:span><text:span text:style-name="T17">[</text:span><text:span text:style-name="T1">firstLetterIndex</text:span><text:span text:style-name="T17">][</text:span><text:span text:style-name="T1">k</text:span><text:span text:style-name="T17">])</text:span><text:span text:style-name="T14">{</text:span></text:p>
      <text:p text:style-name="P13"><text:s text:c="24"/><text:span text:style-name="T1">k</text:span><text:span text:style-name="T17">++</text:span><text:span text:style-name="T14">;</text:span></text:p>
      <text:p text:style-name="P13"><text:s text:c="16"/><text:span text:style-name="T14">}</text:span><text:span text:style-name="T1"> <text:s text:c="6"/></text:span></text:p>
      <text:p text:style-name="P13"><text:s text:c="16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7">+</text:span><text:span text:style-name="T1">k</text:span><text:span text:style-name="T17">)</text:span><text:span text:style-name="T14">;</text:span></text:p>
      <text:p text:style-name="P13"><text:s text:c="16"/><text:span text:style-name="T23">// get letters 3 and 4</text:span></text:p>
      <text:p text:style-name="P13"><text:s text:c="16"/><text:span text:style-name="T9">char</text:span><text:span text:style-name="T1"> a </text:span><text:span text:style-name="T17">=</text:span><text:span text:style-name="T1"> str</text:span><text:span text:style-name="T17">.</text:span><text:span text:style-name="T1">at</text:span><text:span text:style-name="T17">(</text:span><text:span text:style-name="T20">0</text:span><text:span text:style-name="T17">)-</text:span><text:span text:style-name="T20">97</text:span><text:span text:style-name="T14">;</text:span></text:p>
      <text:p text:style-name="P13"><text:s text:c="16"/><text:span text:style-name="T9">char</text:span><text:span text:style-name="T1"> b </text:span><text:span text:style-name="T17">=</text:span><text:span text:style-name="T1"> str</text:span><text:span text:style-name="T17">.</text:span><text:span text:style-name="T1">at</text:span><text:span text:style-name="T17">(</text:span><text:span text:style-name="T20">1</text:span><text:span text:style-name="T17">)-</text:span><text:span text:style-name="T20">97</text:span><text:span text:style-name="T14">;</text:span></text:p>
      <text:p text:style-name="P13"><text:s text:c="16"/><text:span text:style-name="T9">bool</text:span><text:span text:style-name="T1"> noContext </text:span><text:span text:style-name="T17">=</text:span><text:span text:style-name="T1"> </text:span><text:span text:style-name="T9">false</text:span><text:span text:style-name="T14">;</text:span></text:p>
      <text:p text:style-name="P14"><text:s text:c="16"/></text:p>
      <text:p text:style-name="P14"><text:soft-page-break/><text:span text:style-name="T9"><text:tab/><text:tab/><text:tab/>for</text:span><text:span text:style-name="T17">(</text:span><text:span text:style-name="T1">j</text:span><text:span text:style-name="T17">=</text:span><text:span text:style-name="T20">2</text:span><text:span text:style-name="T14">;</text:span><text:span text:style-name="T1"> j</text:span><text:span text:style-name="T17">&lt;</text:span><text:span text:style-name="T20">4</text:span><text:span text:style-name="T14">;</text:span><text:span text:style-name="T1"> j</text:span><text:span text:style-name="T17">++)</text:span><text:span text:style-name="T14">{</text:span></text:p>
      <text:p text:style-name="P13"><text:s text:c="24"/><text:span text:style-name="T9">double</text:span><text:span text:style-name="T1"> 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24"/><text:span text:style-name="T1">k</text:span><text:span text:style-name="T17">=</text:span><text:span text:style-name="T20">0</text:span><text:span text:style-name="T14">;</text:span></text:p>
      <text:p text:style-name="P13"><text:s text:c="24"/><text:span text:style-name="T9">while</text:span><text:span text:style-name="T17">(</text:span><text:span text:style-name="T1">random </text:span><text:span text:style-name="T17">&gt;=</text:span><text:span text:style-name="T1"> doubleContextCdf</text:span><text:span text:style-name="T17">[</text:span><text:span text:style-name="T1">a</text:span><text:span text:style-name="T17">][</text:span><text:span text:style-name="T1">b</text:span><text:span text:style-name="T17">][</text:span><text:span text:style-name="T1">k</text:span><text:span text:style-name="T17">])</text:span><text:span text:style-name="T14">{</text:span></text:p>
      <text:p text:style-name="P13"><text:s text:c="32"/><text:span text:style-name="T1">k</text:span><text:span text:style-name="T17">++</text:span><text:span text:style-name="T14">;</text:span></text:p>
      <text:p text:style-name="P13"><text:s text:c="32"/><text:span text:style-name="T9">if</text:span><text:span text:style-name="T17">(</text:span><text:span text:style-name="T1">k </text:span><text:span text:style-name="T17">==</text:span><text:span text:style-name="T1"> </text:span><text:span text:style-name="T20">25</text:span><text:span text:style-name="T17">)</text:span><text:span text:style-name="T14">{</text:span></text:p>
      <text:p text:style-name="P13"><text:s text:c="40"/><text:span text:style-name="T1">noContext </text:span><text:span text:style-name="T17">=</text:span><text:span text:style-name="T1"> </text:span><text:span text:style-name="T9">true</text:span><text:span text:style-name="T14">;</text:span></text:p>
      <text:p text:style-name="P13"><text:s text:c="40"/><text:span text:style-name="T9">break</text:span><text:span text:style-name="T14">;</text:span></text:p>
      <text:p text:style-name="P13"><text:s text:c="32"/><text:span text:style-name="T14">}</text:span></text:p>
      <text:p text:style-name="P13"><text:s text:c="24"/><text:span text:style-name="T14">}</text:span></text:p>
      <text:p text:style-name="P13"><text:s text:c="24"/><text:span text:style-name="T9">if</text:span><text:span text:style-name="T17">(</text:span><text:span text:style-name="T1">noContext</text:span><text:span text:style-name="T17">)</text:span><text:span text:style-name="T14">{</text:span></text:p>
      <text:p text:style-name="P13"><text:s text:c="32"/><text:span text:style-name="T23">// going to use 0 context probabilty model</text:span></text:p>
      <text:p text:style-name="P13"><text:s text:c="32"/><text:span text:style-name="T1">random </text:span><text:span text:style-name="T17">=</text:span><text:span text:style-name="T1"> </text:span><text:span text:style-name="T17">((</text:span><text:span text:style-name="T9">double</text:span><text:span text:style-name="T17">)</text:span><text:span text:style-name="T1"> </text:span><text:span text:style-name="T18">rand</text:span><text:span text:style-name="T17">()</text:span><text:span text:style-name="T1"> </text:span><text:span text:style-name="T17">/</text:span><text:span text:style-name="T1"> </text:span><text:span text:style-name="T17">(</text:span><text:span text:style-name="T1">RAND_MAX</text:span><text:span text:style-name="T17">))</text:span><text:span text:style-name="T14">;</text:span></text:p>
      <text:p text:style-name="P13"><text:s text:c="32"/><text:span text:style-name="T1">k</text:span><text:span text:style-name="T17">=</text:span><text:span text:style-name="T20">0</text:span><text:span text:style-name="T14">;</text:span></text:p>
      <text:p text:style-name="P13"><text:s text:c="32"/><text:span text:style-name="T9">while</text:span><text:span text:style-name="T17">(</text:span><text:span text:style-name="T1">random </text:span><text:span text:style-name="T17">&gt;=</text:span><text:span text:style-name="T1"> cdf</text:span><text:span text:style-name="T17">[</text:span><text:span text:style-name="T1">k</text:span><text:span text:style-name="T17">])</text:span><text:span text:style-name="T14">{</text:span></text:p>
      <text:p text:style-name="P13"><text:s text:c="40"/><text:span text:style-name="T1">k</text:span><text:span text:style-name="T17">++</text:span><text:span text:style-name="T14">;</text:span></text:p>
      <text:p text:style-name="P13"><text:s text:c="32"/><text:span text:style-name="T14">}</text:span><text:span text:style-name="T1"> <text:s text:c="14"/></text:span></text:p>
      <text:p text:style-name="P13"><text:s text:c="24"/><text:span text:style-name="T14">}</text:span></text:p>
      <text:p text:style-name="P13"><text:s text:c="24"/><text:span text:style-name="T1">str </text:span><text:span text:style-name="T17">+=</text:span><text:span text:style-name="T1"> </text:span><text:span text:style-name="T17">(</text:span><text:span text:style-name="T9">char</text:span><text:span text:style-name="T17">)(</text:span><text:span text:style-name="T20">97</text:span><text:span text:style-name="T17">+</text:span><text:span text:style-name="T1">k</text:span><text:span text:style-name="T17">)</text:span><text:span text:style-name="T14">;</text:span></text:p>
      <text:p text:style-name="P13"><text:s text:c="24"/><text:span text:style-name="T1">a </text:span><text:span text:style-name="T17">=</text:span><text:span text:style-name="T1"> b</text:span><text:span text:style-name="T14">;</text:span></text:p>
      <text:p text:style-name="P13"><text:s text:c="24"/><text:span text:style-name="T1">b </text:span><text:span text:style-name="T17">=</text:span><text:span text:style-name="T1"> k</text:span><text:span text:style-name="T14">;</text:span><text:span text:style-name="T1"> <text:s text:c="49"/></text:span></text:p>
      <text:p text:style-name="P13"><text:s text:c="16"/><text:span text:style-name="T14">}</text:span><text:span text:style-name="T1"> <text:s text:c="14"/></text:span></text:p>
      <text:p text:style-name="P17"/>
      <text:p text:style-name="P13"><text:s text:c="16"/><text:span text:style-name="T18">cout</text:span><text:span text:style-name="T1"> </text:span><text:span text:style-name="T17">&lt;&lt;</text:span><text:span text:style-name="T1"> str </text:span><text:span text:style-name="T17">&lt;&lt;</text:span><text:span text:style-name="T1"> </text:span><text:span text:style-name="T10">"</text:span><text:span text:style-name="T21"> </text:span><text:span text:style-name="T10">"</text:span><text:span text:style-name="T14">;</text:span></text:p>
      <text:p text:style-name="P13"><text:s text:c="16"/><text:span text:style-name="T9">if</text:span><text:span text:style-name="T17">(!(</text:span><text:span text:style-name="T1">i</text:span><text:span text:style-name="T17">%</text:span><text:span text:style-name="T20">10</text:span><text:span text:style-name="T17">))</text:span><text:span text:style-name="T1"> </text:span><text:span text:style-name="T18">cout</text:span><text:span text:style-name="T1"> </text:span><text:span text:style-name="T17">&lt;&lt;</text:span><text:span text:style-name="T1"> </text:span><text:span text:style-name="T18">endl</text:span><text:span text:style-name="T14">;</text:span></text:p>
      <text:p text:style-name="P13"><text:s text:c="8"/><text:span text:style-name="T14">}</text:span></text:p>
      <text:p text:style-name="P17"/>
      <text:p text:style-name="P18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20:50:13.924224212</meta:creation-date>
    <dc:date>2016-01-31T15:44:12.699641864</dc:date>
    <meta:editing-duration>PT16H56M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7" meta:paragraph-count="275" meta:word-count="1226" meta:character-count="11553" meta:non-whitespace-character-count="6320"/>
  </office:meta>
</office:document-meta>
</file>